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officeooo:rsid="000ecdc1" officeooo:paragraph-rsid="0021a483"/>
    </style:style>
    <style:style style:name="P3" style:family="paragraph" style:parent-style-name="Standard">
      <style:text-properties officeooo:rsid="000ecdc1" officeooo:paragraph-rsid="000ecdc1"/>
    </style:style>
    <style:style style:name="P4" style:family="paragraph" style:parent-style-name="Standard">
      <style:text-properties officeooo:rsid="001e3701" officeooo:paragraph-rsid="00540dde"/>
    </style:style>
    <style:style style:name="P5" style:family="paragraph" style:parent-style-name="Standard">
      <style:text-properties officeooo:rsid="001e3701" officeooo:paragraph-rsid="00343bd2"/>
    </style:style>
    <style:style style:name="P6" style:family="paragraph" style:parent-style-name="Standard">
      <style:text-properties officeooo:rsid="001e3701" officeooo:paragraph-rsid="003f1502"/>
    </style:style>
    <style:style style:name="P7" style:family="paragraph" style:parent-style-name="Standard">
      <style:text-properties officeooo:rsid="001e3701" officeooo:paragraph-rsid="005808b5"/>
    </style:style>
    <style:style style:name="P8" style:family="paragraph" style:parent-style-name="Standard">
      <style:text-properties officeooo:rsid="001e3701" officeooo:paragraph-rsid="004ed542"/>
    </style:style>
    <style:style style:name="P9" style:family="paragraph" style:parent-style-name="Standard">
      <style:text-properties officeooo:rsid="00214e17" officeooo:paragraph-rsid="00214e17"/>
    </style:style>
    <style:style style:name="P10" style:family="paragraph" style:parent-style-name="Standard">
      <style:text-properties officeooo:paragraph-rsid="00540dde"/>
    </style:style>
    <style:style style:name="P11" style:family="paragraph" style:parent-style-name="Standard">
      <style:text-properties fo:font-size="16pt" fo:font-weight="bold" officeooo:rsid="0056939c" officeooo:paragraph-rsid="0056939c" style:font-size-asian="16pt" style:font-weight-asian="bold" style:font-size-complex="16pt" style:font-weight-complex="bold"/>
    </style:style>
    <style:style style:name="P12" style:family="paragraph" style:parent-style-name="Standard">
      <style:text-properties officeooo:rsid="0057f8ed" officeooo:paragraph-rsid="0057f8ed"/>
    </style:style>
    <style:style style:name="P13" style:family="paragraph" style:parent-style-name="Standard">
      <style:text-properties style:font-name="DejaVu Sans" fo:font-size="10pt" officeooo:rsid="004fd754" officeooo:paragraph-rsid="004fd754" style:font-size-asian="10pt" style:font-size-complex="10pt"/>
    </style:style>
    <style:style style:name="P14" style:family="paragraph" style:parent-style-name="Standard">
      <style:text-properties style:font-name="DejaVu Sans" fo:font-size="10pt" officeooo:rsid="004ed542" officeooo:paragraph-rsid="003f1502" style:font-size-asian="10pt" style:font-size-complex="10pt"/>
    </style:style>
    <style:style style:name="P15" style:family="paragraph" style:parent-style-name="Standard">
      <style:text-properties style:font-name="DejaVu Sans" fo:font-size="10pt" officeooo:rsid="001e3701" officeooo:paragraph-rsid="003f1502" style:font-size-asian="10pt" style:font-size-complex="10pt"/>
    </style:style>
    <style:style style:name="P16" style:family="paragraph" style:parent-style-name="Standard">
      <style:text-properties style:font-name="Droid Sans Mono" fo:font-size="10pt" officeooo:rsid="001e3701" officeooo:paragraph-rsid="00343bd2" style:font-size-asian="10pt" style:font-size-complex="10pt"/>
    </style:style>
    <style:style style:name="P17" style:family="paragraph" style:parent-style-name="Standard">
      <style:text-properties style:font-name="Droid Sans Mono" fo:font-size="10pt" officeooo:rsid="001e3701" officeooo:paragraph-rsid="003f1502" style:font-size-asian="10pt" style:font-size-complex="10pt"/>
    </style:style>
    <style:style style:name="P18" style:family="paragraph" style:parent-style-name="Standard">
      <style:text-properties style:font-name="Droid Sans Mono" fo:font-size="10pt" officeooo:rsid="001e3701" officeooo:paragraph-rsid="00594257" style:font-size-asian="10pt" style:font-size-complex="10pt"/>
    </style:style>
    <style:style style:name="P19" style:family="paragraph" style:parent-style-name="Standard">
      <style:text-properties style:font-name="Droid Sans Mono" fo:font-size="10pt" officeooo:rsid="001e3701" officeooo:paragraph-rsid="00540dde" style:font-size-asian="10pt" style:font-size-complex="10pt"/>
    </style:style>
    <style:style style:name="P20" style:family="paragraph" style:parent-style-name="Standard">
      <style:text-properties style:font-name="Droid Sans Mono" fo:font-size="10pt" officeooo:paragraph-rsid="00594257" style:font-size-asian="10pt" style:font-size-complex="10pt"/>
    </style:style>
    <style:style style:name="P21" style:family="paragraph" style:parent-style-name="Standard">
      <style:text-properties style:font-name="Droid Sans Mono" fo:font-size="10pt" officeooo:paragraph-rsid="00540dde" style:font-size-asian="10pt" style:font-size-complex="10pt"/>
    </style:style>
    <style:style style:name="P22" style:family="paragraph" style:parent-style-name="Standard">
      <style:text-properties style:font-name="Droid Sans Mono" fo:font-size="10pt" officeooo:rsid="00653498" officeooo:paragraph-rsid="00653498" style:font-size-asian="10pt" style:font-size-complex="10pt"/>
    </style:style>
    <style:style style:name="P23" style:family="paragraph" style:parent-style-name="Standard">
      <style:text-properties style:font-name="Droid Sans Mono" fo:font-size="10pt" officeooo:rsid="00653498" officeooo:paragraph-rsid="0066e2e7" style:font-size-asian="10pt" style:font-size-complex="10pt"/>
    </style:style>
    <style:style style:name="P24" style:family="paragraph" style:parent-style-name="Standard">
      <style:text-properties style:font-name="Droid Sans Mono" fo:font-size="10pt" officeooo:rsid="00653498" officeooo:paragraph-rsid="00693e1a" style:font-size-asian="10pt" style:font-size-complex="10pt"/>
    </style:style>
    <style:style style:name="P25" style:family="paragraph" style:parent-style-name="Standard">
      <style:text-properties style:font-name="Droid Sans Mono" fo:font-size="10pt" officeooo:paragraph-rsid="006b35ee" style:font-size-asian="10pt" style:font-size-complex="10pt"/>
    </style:style>
    <style:style style:name="P26" style:family="paragraph" style:parent-style-name="Standard">
      <style:text-properties fo:font-weight="bold" officeooo:rsid="001e3701" officeooo:paragraph-rsid="00343bd2" style:font-weight-asian="bold" style:font-weight-complex="bold"/>
    </style:style>
    <style:style style:name="P27" style:family="paragraph" style:parent-style-name="Standard">
      <style:text-properties fo:font-weight="bold" officeooo:rsid="001e3701" officeooo:paragraph-rsid="003f1502" style:font-weight-asian="bold" style:font-weight-complex="bold"/>
    </style:style>
    <style:style style:name="P28" style:family="paragraph" style:parent-style-name="Standard">
      <style:text-properties officeooo:paragraph-rsid="00343bd2"/>
    </style:style>
    <style:style style:name="P29" style:family="paragraph" style:parent-style-name="Standard">
      <style:text-properties officeooo:paragraph-rsid="004ed542"/>
    </style:style>
    <style:style style:name="P30" style:family="paragraph" style:parent-style-name="Standard">
      <style:text-properties officeooo:rsid="00594257" officeooo:paragraph-rsid="00594257"/>
    </style:style>
    <style:style style:name="P31" style:family="paragraph" style:parent-style-name="Standard">
      <style:text-properties officeooo:rsid="00653498" officeooo:paragraph-rsid="00653498"/>
    </style:style>
    <style:style style:name="P32" style:family="paragraph" style:parent-style-name="Standard">
      <style:text-properties officeooo:rsid="00653498" officeooo:paragraph-rsid="0066e2e7"/>
    </style:style>
    <style:style style:name="P33" style:family="paragraph" style:parent-style-name="Standard">
      <style:text-properties officeooo:rsid="00653498" officeooo:paragraph-rsid="00693e1a"/>
    </style:style>
    <style:style style:name="P34" style:family="paragraph" style:parent-style-name="Standard">
      <style:text-properties officeooo:paragraph-rsid="0066e2e7"/>
    </style:style>
    <style:style style:name="P35" style:family="paragraph" style:parent-style-name="Standard">
      <style:text-properties officeooo:rsid="0066e2e7" officeooo:paragraph-rsid="0066e2e7"/>
    </style:style>
    <style:style style:name="P36" style:family="paragraph" style:parent-style-name="Standard">
      <style:text-properties style:font-name="Liberation Serif" fo:font-size="12pt" officeooo:rsid="00653498" officeooo:paragraph-rsid="00699624" style:font-size-asian="12pt" style:font-size-complex="12pt"/>
    </style:style>
    <style:style style:name="P37" style:family="paragraph" style:parent-style-name="Standard">
      <style:text-properties style:font-name="Liberation Serif" fo:font-size="12pt" officeooo:rsid="00653498" officeooo:paragraph-rsid="006aacc8" style:font-size-asian="12pt" style:font-size-complex="12pt"/>
    </style:style>
    <style:style style:name="P38" style:family="paragraph" style:parent-style-name="Standard">
      <style:text-properties style:font-name="Liberation Serif" fo:font-size="12pt" officeooo:rsid="00653498" officeooo:paragraph-rsid="006b35ee" style:font-size-asian="12pt" style:font-size-complex="12pt"/>
    </style:style>
    <style:style style:name="P39" style:family="paragraph" style:parent-style-name="Standard">
      <style:text-properties style:font-name="Liberation Serif" fo:font-size="12pt" officeooo:rsid="001e3701" officeooo:paragraph-rsid="00540dde" style:font-size-asian="12pt" style:font-size-complex="12pt"/>
    </style:style>
    <style:style style:name="P40" style:family="paragraph" style:parent-style-name="Standard">
      <style:text-properties officeooo:paragraph-rsid="006aacc8"/>
    </style:style>
    <style:style style:name="P41" style:family="paragraph" style:parent-style-name="Standard">
      <style:text-properties officeooo:rsid="006aacc8" officeooo:paragraph-rsid="006aacc8"/>
    </style:style>
    <style:style style:name="P42" style:family="paragraph" style:parent-style-name="Standard">
      <style:text-properties officeooo:paragraph-rsid="006b35ee"/>
    </style:style>
    <style:style style:name="P43" style:family="paragraph" style:parent-style-name="Standard">
      <style:paragraph-properties fo:break-before="page"/>
      <style:text-properties officeooo:rsid="00214e17" officeooo:paragraph-rsid="00214e17"/>
    </style:style>
    <style:style style:name="P44" style:family="paragraph" style:parent-style-name="Standard">
      <style:paragraph-properties fo:break-before="page"/>
      <style:text-properties officeooo:rsid="001e3701" officeooo:paragraph-rsid="00343bd2"/>
    </style:style>
    <style:style style:name="P45" style:family="paragraph" style:parent-style-name="Standard">
      <style:paragraph-properties fo:break-before="page"/>
      <style:text-properties officeooo:rsid="001e3701" officeooo:paragraph-rsid="004ed542"/>
    </style:style>
    <style:style style:name="P46" style:family="paragraph" style:parent-style-name="Standard">
      <style:paragraph-properties fo:break-before="page"/>
      <style:text-properties officeooo:rsid="001e3701" officeooo:paragraph-rsid="00540dde"/>
    </style:style>
    <style:style style:name="P47" style:family="paragraph" style:parent-style-name="Contents_20_5">
      <style:paragraph-properties>
        <style:tab-stops>
          <style:tab-stop style:position="15.406cm" style:type="right" style:leader-style="dotted" style:leader-text="."/>
        </style:tab-stops>
      </style:paragraph-properties>
    </style:style>
    <style:style style:name="P48" style:family="paragraph" style:parent-style-name="Preformatted_20_Text">
      <style:paragraph-properties fo:margin-top="0cm" fo:margin-bottom="0.499cm" loext:contextual-spacing="false"/>
    </style:style>
    <style:style style:name="P49" style:family="paragraph" style:parent-style-name="Text_20_body">
      <style:text-properties officeooo:rsid="001e3701" officeooo:paragraph-rsid="00343bd2"/>
    </style:style>
    <style:style style:name="P50" style:family="paragraph" style:parent-style-name="Text_20_body">
      <style:text-properties officeooo:paragraph-rsid="00540dde"/>
    </style:style>
    <style:style style:name="P51" style:family="paragraph" style:parent-style-name="Standard">
      <style:text-properties style:font-name="Droid Sans Mono" fo:font-size="10.5pt" officeooo:rsid="001e3701" officeooo:paragraph-rsid="0066e2e7" style:font-size-asian="10.5pt" style:font-size-complex="10.5pt"/>
    </style:style>
    <style:style style:name="P52" style:family="paragraph" style:parent-style-name="Standard">
      <style:text-properties style:font-name="Droid Sans Mono" fo:font-size="10pt" officeooo:rsid="001e3701" officeooo:paragraph-rsid="0066e2e7" style:font-size-asian="10pt" style:font-size-complex="10pt"/>
    </style:style>
    <style:style style:name="P53" style:family="paragraph" style:parent-style-name="Standard">
      <style:text-properties style:font-name="Droid Sans Mono" fo:font-size="10pt" officeooo:rsid="001e3701" officeooo:paragraph-rsid="006aacc8" style:font-size-asian="10pt" style:font-size-complex="10pt"/>
    </style:style>
    <style:style style:name="P54" style:family="paragraph" style:parent-style-name="Standard">
      <style:text-properties style:font-name="Droid Sans Mono" fo:font-size="10pt" officeooo:rsid="001e3701" officeooo:paragraph-rsid="006b35ee" style:font-size-asian="10pt" style:font-size-complex="10pt"/>
    </style:style>
    <style:style style:name="P55" style:family="paragraph" style:parent-style-name="Standard">
      <style:text-properties officeooo:rsid="001e3701" officeooo:paragraph-rsid="0066e2e7"/>
    </style:style>
    <style:style style:name="P56" style:family="paragraph" style:parent-style-name="Standard">
      <style:text-properties officeooo:rsid="001e3701" officeooo:paragraph-rsid="006b35ee"/>
    </style:style>
    <style:style style:name="P57" style:family="paragraph" style:parent-style-name="Standard">
      <style:text-properties officeooo:rsid="001e3701" officeooo:paragraph-rsid="00540dde"/>
    </style:style>
    <style:style style:name="P58" style:family="paragraph" style:parent-style-name="Standard">
      <style:text-properties officeooo:paragraph-rsid="00540dde"/>
    </style:style>
    <style:style style:name="P59" style:family="paragraph" style:parent-style-name="Standard">
      <style:paragraph-properties fo:break-before="page"/>
      <style:text-properties officeooo:rsid="001e3701" officeooo:paragraph-rsid="0066e2e7"/>
    </style:style>
    <style:style style:name="P60" style:family="paragraph" style:parent-style-name="Contents_20_5">
      <style:paragraph-properties>
        <style:tab-stops>
          <style:tab-stop style:position="15.406cm" style:type="right" style:leader-style="dotted" style:leader-text="."/>
        </style:tab-stops>
      </style:paragraph-properties>
    </style:style>
    <style:style style:name="P61" style:family="paragraph" style:parent-style-name="Heading_20_5">
      <style:text-properties style:font-name="Liberation Sans" fo:font-size="11.8999996185303pt" fo:font-weight="bold" officeooo:rsid="004fd754" officeooo:paragraph-rsid="0021a483" style:font-name-asian="DejaVu Sans1" style:font-size-asian="11.8999996185303pt" style:font-weight-asian="bold" style:font-name-complex="Lohit Hindi" style:font-size-complex="11.8999996185303pt" style:font-weight-complex="bold"/>
    </style:style>
    <style:style style:name="P62" style:family="paragraph" style:parent-style-name="Heading_20_5">
      <style:text-properties style:font-name="Liberation Sans" fo:font-size="11.8999996185303pt" fo:font-weight="bold" officeooo:rsid="004ed542" officeooo:paragraph-rsid="00343bd2" style:font-name-asian="DejaVu Sans1" style:font-size-asian="11.8999996185303pt" style:font-weight-asian="bold" style:font-name-complex="Lohit Hindi" style:font-size-complex="11.8999996185303pt" style:font-weight-complex="bold"/>
    </style:style>
    <style:style style:name="P63" style:family="paragraph" style:parent-style-name="Heading_20_5">
      <style:text-properties style:font-name="Liberation Sans" fo:font-size="11.8999996185303pt" fo:font-weight="bold" officeooo:rsid="004ed542" officeooo:paragraph-rsid="004ed542" style:font-name-asian="DejaVu Sans1" style:font-size-asian="11.8999996185303pt" style:font-weight-asian="bold" style:font-name-complex="Lohit Hindi" style:font-size-complex="11.8999996185303pt" style:font-weight-complex="bold"/>
    </style:style>
    <style:style style:name="P64" style:family="paragraph" style:parent-style-name="Heading_20_5">
      <style:text-properties style:font-name="Liberation Sans" fo:font-size="11.8999996185303pt" fo:font-weight="bold" officeooo:rsid="004ed542" officeooo:paragraph-rsid="00540dde" style:font-name-asian="DejaVu Sans1" style:font-size-asian="11.8999996185303pt" style:font-weight-asian="bold" style:font-name-complex="Lohit Hindi" style:font-size-complex="11.8999996185303pt" style:font-weight-complex="bold"/>
    </style:style>
    <style:style style:name="P65" style:family="paragraph" style:parent-style-name="Heading_20_5">
      <style:text-properties officeooo:rsid="004ed542" officeooo:paragraph-rsid="00540dde"/>
    </style:style>
    <style:style style:name="P66" style:family="paragraph" style:parent-style-name="Heading_20_5">
      <style:text-properties officeooo:paragraph-rsid="00540dde"/>
    </style:style>
    <style:style style:name="T1" style:family="text">
      <style:text-properties officeooo:rsid="00273521"/>
    </style:style>
    <style:style style:name="T2" style:family="text">
      <style:text-properties officeooo:rsid="0056939c"/>
    </style:style>
    <style:style style:name="T3" style:family="text">
      <style:text-properties officeooo:rsid="001e3701"/>
    </style:style>
    <style:style style:name="T4" style:family="text">
      <style:text-properties officeooo:rsid="004ed542"/>
    </style:style>
    <style:style style:name="T5" style:family="text">
      <style:text-properties fo:font-weight="bold" style:font-weight-asian="bold" style:font-weight-complex="bold"/>
    </style:style>
    <style:style style:name="T6" style:family="text">
      <style:text-properties fo:font-weight="bold" officeooo:rsid="001e3701" style:font-weight-asian="bold" style:font-weight-complex="bold"/>
    </style:style>
    <style:style style:name="T7" style:family="text">
      <style:text-properties fo:font-weight="bold" officeooo:rsid="0066e2e7" style:font-weight-asian="bold" style:font-weight-complex="bold"/>
    </style:style>
    <style:style style:name="T8" style:family="text">
      <style:text-properties style:font-name="Liberation Sans" fo:font-size="11.8999996185303pt" fo:font-weight="bold" style:font-name-asian="DejaVu Sans1" style:font-size-asian="11.8999996185303pt" style:font-weight-asian="bold" style:font-name-complex="Lohit Hindi" style:font-size-complex="11.8999996185303pt" style:font-weight-complex="bold"/>
    </style:style>
    <style:style style:name="T9" style:family="text">
      <style:text-properties style:font-name="Liberation Sans" fo:font-size="11.8999996185303pt" fo:font-weight="bold" officeooo:rsid="004ed542" style:font-name-asian="DejaVu Sans1" style:font-size-asian="11.8999996185303pt" style:font-weight-asian="bold" style:font-name-complex="Lohit Hindi" style:font-size-complex="11.8999996185303pt" style:font-weight-complex="bold"/>
    </style:style>
    <style:style style:name="T10" style:family="text">
      <style:text-properties style:font-name="Liberation Sans" fo:font-size="11.8999996185303pt" fo:font-weight="bold" officeooo:rsid="00693e1a" style:font-name-asian="DejaVu Sans1" style:font-size-asian="11.8999996185303pt" style:font-weight-asian="bold" style:font-name-complex="Lohit Hindi" style:font-size-complex="11.8999996185303pt" style:font-weight-complex="bold"/>
    </style:style>
    <style:style style:name="T11" style:family="text">
      <style:text-properties style:font-name="Liberation Sans" fo:font-size="11.8999996185303pt" fo:font-weight="bold" officeooo:rsid="00699624" style:font-name-asian="DejaVu Sans1" style:font-size-asian="11.8999996185303pt" style:font-weight-asian="bold" style:font-name-complex="Lohit Hindi" style:font-size-complex="11.8999996185303pt" style:font-weight-complex="bold"/>
    </style:style>
    <style:style style:name="T12" style:family="text">
      <style:text-properties officeooo:rsid="006aacc8"/>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Python</text:p>
      <text:p text:style-name="P3"><text:bookmark-start text:name="__DdeLink__1724_637849329"/></text:p>
      <text:h text:style-name="P61" text:outline-level="5"><text:bookmark-start text:name="__RefHeading__327_1776072604"/>What will be the output of the code below? Explain your answer?<text:bookmark-end text:name="__RefHeading__327_1776072604"/></text:h>
      <text:p text:style-name="P2"><text:bookmark-end text:name="__DdeLink__1724_637849329"/></text:p>
      <text:p text:style-name="P12">&gt;&gt;&gt;&gt;&gt;</text:p>
      <text:p text:style-name="P13">def extendList(val, list=[]):</text:p>
      <text:p text:style-name="P13"><text:s text:c="4"/>list.append(val)</text:p>
      <text:p text:style-name="P13"><text:s text:c="4"/>return list</text:p>
      <text:p text:style-name="P13"/>
      <text:p text:style-name="P13">list1 = extendList(10)</text:p>
      <text:p text:style-name="P13">list2 = extendList(123,[])</text:p>
      <text:p text:style-name="P13">list3 = extendList('a')</text:p>
      <text:p text:style-name="P13"/>
      <text:p text:style-name="P13">print "list1 = %s" % list1</text:p>
      <text:p text:style-name="P13">print "list2 = %s" % list2</text:p>
      <text:p text:style-name="P13">print "list3 = %s" % list3</text:p>
      <text:p text:style-name="P12">&lt;&lt;&lt;&lt;&lt;</text:p>
      <text:p text:style-name="P5"/>
      <text:p text:style-name="P31"><text:bookmark-start text:name="__DdeLink__1827_637849329"/>=======================================</text:p>
      <text:p text:style-name="P31"><text:bookmark-end text:name="__DdeLink__1827_637849329"/></text:p>
      <text:p text:style-name="P49">The output of the above code will be:</text:p>
      <text:p text:style-name="Preformatted_20_Text"><text:span text:style-name="Source_20_Text">list1 = [10, 'a']</text:span></text:p>
      <text:p text:style-name="Preformatted_20_Text"><text:span text:style-name="Source_20_Text">list2 = [123]</text:span></text:p>
      <text:p text:style-name="P48"><text:span text:style-name="Source_20_Text">list3 = [10, 'a']</text:span></text:p>
      <text:p text:style-name="P5">list1 and list3 are therefore operating on the same default list, whereas list2 is operating on a separate list that it created (by passing its own empty list as the value for the list parameter).</text:p>
      <text:p text:style-name="P5"/>
      <text:p text:style-name="P26">How would you modify the definition of extendList to produce the presumably desired behavior?</text:p>
      <text:p text:style-name="P5"/>
      <text:p text:style-name="P5">The definition of the extendList function could be modified as follows, though, to always begin a new list when no list argument is specified, which is more likely to have been the desired behavior:</text:p>
      <text:p text:style-name="P5"/>
      <text:p text:style-name="P16">def extendList(val, list=None):</text:p>
      <text:p text:style-name="P16"><text:s text:c="2"/>if list is None:</text:p>
      <text:p text:style-name="P16"><text:s text:c="4"/>list = []</text:p>
      <text:p text:style-name="P16"><text:s text:c="2"/>list.append(val)</text:p>
      <text:p text:style-name="P16"><text:s text:c="2"/>return list</text:p>
      <text:p text:style-name="P5"/>
      <text:p text:style-name="P5">With this revised implementation, the output would be:</text:p>
      <text:p text:style-name="P5"/>
      <text:p text:style-name="P5">list1 = [10]</text:p>
      <text:p text:style-name="P5">list2 = [123]</text:p>
      <text:p text:style-name="P5">list3 = ['a']</text:p>
      <text:p text:style-name="P5"/>
      <text:p text:style-name="P5"/>
      <text:p text:style-name="P44"><text:bookmark-start text:name="__DdeLink__883_2189722070"/><text:bookmark-start text:name="__DdeLink__208_35142573129"/></text:p>
      <text:h text:style-name="P62" text:outline-level="5"><text:bookmark-start text:name="__RefHeading__331_177607260417"/>What will be the output of the code below? Explain your answer?<text:bookmark-start text:name="__DdeLink__199_351425731216"/><text:bookmark-end text:name="__RefHeading__331_177607260417"/></text:h>
      <text:p text:style-name="P28"><text:bookmark-end text:name="__DdeLink__208_35142573129"/><text:bookmark-end text:name="__DdeLink__199_351425731216"/></text:p>
      <text:p text:style-name="P12">&gt;&gt;&gt;&gt;&gt;</text:p>
      <text:p text:style-name="P14">def multipliers():</text:p>
      <text:p text:style-name="P14"><text:s text:c="2"/>return [lambda x : i * x for i in range(4)]</text:p>
      <text:p text:style-name="P14"><text:s text:c="4"/></text:p>
      <text:p text:style-name="P14">print [m(2) for m in multipliers()]</text:p>
      <text:p text:style-name="P12">&lt;&lt;&lt;&lt;&lt;</text:p>
      <text:p text:style-name="P6"><text:bookmark-end text:name="__DdeLink__883_2189722070"/></text:p>
      <text:p text:style-name="P31">=======================================</text:p>
      <text:p text:style-name="P31"/>
      <text:p text:style-name="P6">The output of the above code will be [6, 6, 6, 6] (not [0, 2, 4, 6]).</text:p>
      <text:p text:style-name="P6"/>
      <text:p text:style-name="P7">The reason for this is that Python’s closures are late binding. This means that the values of variables used in closures are looked up at the time the inner function is called. So as a result, when any of the functions returned by multipliers() are called, the value of i is looked up in the surrounding scope at that time. </text:p>
      <text:p text:style-name="P7">By then, regardless of which of the returned functions is called, the for loop has completed and i is left with its final value of 3. Therefore, every returned function multiplies the value it is passed by 3, so since a value of 2 is passed in the above code, they all return a value of 6 (i.e., 3 x 2).</text:p>
      <text:p text:style-name="P6"/>
      <text:p text:style-name="P6">Below are a few examples of ways to circumvent this issue.</text:p>
      <text:p text:style-name="P6"/>
      <text:p text:style-name="P27">How would you modify the definition of multipliers to produce the presumably desired behavior?</text:p>
      <text:p text:style-name="P6"/>
      <text:p text:style-name="P6">– One solution would be use a Python generator as follows:</text:p>
      <text:p text:style-name="P6"/>
      <text:p text:style-name="P17">def multipliers():</text:p>
      <text:p text:style-name="P17"><text:s text:c="2"/>for i in range(4): yield lambda x : i * x </text:p>
      <text:p text:style-name="P6"/>
      <text:p text:style-name="P6">– Another solution is to create a closure that binds immediately to its arguments by using a default argument. For example:</text:p>
      <text:p text:style-name="P6"/>
      <text:p text:style-name="P17">def multipliers():</text:p>
      <text:p text:style-name="P17"><text:s text:c="2"/>return [lambda x, i=i : i * x for i in range(4)]</text:p>
      <text:p text:style-name="P6"/>
      <text:p text:style-name="P6">– Or alternatively, you can use the functools.partial function:</text:p>
      <text:p text:style-name="P6"/>
      <text:p text:style-name="P17">from functools import partial</text:p>
      <text:p text:style-name="P17">from operator import mul</text:p>
      <text:p text:style-name="P15"/>
      <text:p text:style-name="P17">def multipliers():</text:p>
      <text:p text:style-name="P17"><text:s text:c="2"/>return [partial(mul, i) for i in range(4)]</text:p>
      <text:p text:style-name="P6"/>
      <text:p text:style-name="P6">– Finally, the easiest fix may be to simply replace the return value’s [] with ():</text:p>
      <text:p text:style-name="P6"/>
      <text:p text:style-name="P17">def multipliers():</text:p>
      <text:p text:style-name="P17"><text:s text:c="2"/>return (lambda x : i * x for i in range(4))<text:bookmark-start text:name="__DdeLink__1305_2271235780"/></text:p>
      <text:p text:style-name="P8"/>
      <text:p text:style-name="P45"><text:bookmark-start text:name="__DdeLink__208_351425731291"/></text:p>
      <text:h text:style-name="P63" text:outline-level="5"><text:bookmark-start text:name="__RefHeading__331_1776072604171"/>What will be the output of the code below? Explain your answer.?<text:bookmark-start text:name="__DdeLink__199_3514257312161"/><text:bookmark-end text:name="__RefHeading__331_1776072604171"/></text:h>
      <text:p text:style-name="P29"><text:bookmark-end text:name="__DdeLink__208_351425731291"/><text:bookmark-end text:name="__DdeLink__199_3514257312161"/></text:p>
      <text:p text:style-name="P30">&gt;&gt;&gt;&gt;&gt;</text:p>
      <text:p text:style-name="P18">class Parent(object):</text:p>
      <text:p text:style-name="P18"><text:s text:c="4"/>x = 1</text:p>
      <text:p text:style-name="P20"/>
      <text:p text:style-name="P18">class Child1(Parent):</text:p>
      <text:p text:style-name="P18"><text:s text:c="4"/>pass</text:p>
      <text:p text:style-name="P20"/>
      <text:p text:style-name="P18">class Child2(Parent):</text:p>
      <text:p text:style-name="P18"><text:s text:c="4"/>pass</text:p>
      <text:p text:style-name="P20"/>
      <text:p text:style-name="P18">print Parent.x, Child1.x, Child2.x</text:p>
      <text:p text:style-name="P18">Child1.x = 2</text:p>
      <text:p text:style-name="P18">print Parent.x, Child1.x, Child2.x</text:p>
      <text:p text:style-name="P18">Parent.x = 3</text:p>
      <text:p text:style-name="P18">print Parent.x, Child1.x, Child2.x </text:p>
      <text:p text:style-name="P30">&lt;&lt;&lt;&lt;&lt;</text:p>
      <text:p text:style-name="P30"/>
      <text:p text:style-name="P31">=======================================</text:p>
      <text:p text:style-name="P31"/>
      <text:p text:style-name="P30">The output of the above code will be:</text:p>
      <text:p text:style-name="P30"/>
      <text:p text:style-name="P30">1 1 1</text:p>
      <text:p text:style-name="P30">1 2 1</text:p>
      <text:p text:style-name="P30">3 2 3</text:p>
      <text:p text:style-name="P30"/>
      <text:p text:style-name="P30">What confuses or surprises many about this is that the last line of output is 3 2 3 rather than 3 2 1. Why does changing the value of Parent.x also change the value of Child2.x, but at the same time not change the value of Child1.x?</text:p>
      <text:p text:style-name="P30"/>
      <text:p text:style-name="P30">The key to the answer is that, in Python, <text:span text:style-name="T5">class variables are internally handled as dictionaries</text:span>. I<text:span text:style-name="T5">f a variable name is not found in the dictionary of the current class, the class hierarchy (i.e., its parent classes) are searched until the referenced variable name is found</text:span> (if the referenced variable name is not found in the class itself or anywhere in its hierarchy, an AttributeError occurs).</text:p>
      <text:p text:style-name="P30"/>
      <text:p text:style-name="P30">Therefore, setting x = 1 in the Parent class makes the class variable x (with a value of 1) referenceable in that class and any of its children. That’s why the first print statement outputs 1 1 1.</text:p>
      <text:p text:style-name="P30"/>
      <text:p text:style-name="P30">Subsequently, if any of its child classes overrides that value (for example, when we execute the statement Child1.x = 2), then the value is changed in that child only. That’s why the second print statement outputs 1 2 1.</text:p>
      <text:p text:style-name="P30"/>
      <text:p text:style-name="P30">Finally, if the value is then changed in the Parent (for example, when we execute the statement Parent.x = 3), that change is reflected also by any children that have not yet overridden the value (which in this case would be Child2). That’s why the third print statement outputs 3 2 3.</text:p>
      <text:p text:style-name="P4"/>
      <text:p text:style-name="P46"><text:bookmark-start text:name="__DdeLink__208_3514257312911"/></text:p>
      <text:h text:style-name="P64" text:outline-level="5"><text:bookmark-start text:name="__RefHeading__331_17760726041711"/>What will be the output of the code below in Python 2? Explain your answer.?<text:bookmark-start text:name="__DdeLink__199_35142573121611"/><text:bookmark-end text:name="__RefHeading__331_17760726041711"/></text:h>
      <text:p text:style-name="P10"><text:bookmark-end text:name="__DdeLink__199_35142573121611"/><text:bookmark-end text:name="__DdeLink__208_3514257312911"/></text:p>
      <text:p text:style-name="P31">&gt;&gt;&gt;&gt;&gt;</text:p>
      <text:p text:style-name="P21">def div1(x,y):</text:p>
      <text:p text:style-name="P21"><text:s text:c="4"/>print "%s/%s = %s" % (x, y, x/y)</text:p>
      <text:p text:style-name="P21"><text:s text:c="4"/></text:p>
      <text:p text:style-name="P21">def div2(x,y):</text:p>
      <text:p text:style-name="P21"><text:s text:c="4"/>print "%s//%s = %s" % (x, y, x//y)</text:p>
      <text:p text:style-name="P21"/>
      <text:p text:style-name="P21">div1(5,2)</text:p>
      <text:p text:style-name="P21">div1(5.,2)</text:p>
      <text:p text:style-name="P21">div2(5,2)</text:p>
      <text:p text:style-name="P21">div2(5.,2.)</text:p>
      <text:p text:style-name="P31">&lt;&lt;&lt;&lt;&lt;</text:p>
      <text:p text:style-name="P4"/>
      <text:p text:style-name="P31"><text:bookmark-start text:name="__DdeLink__1834_637849329"/>=======================================<text:bookmark-end text:name="__DdeLink__1834_637849329"/></text:p>
      <text:p text:style-name="P31"/>
      <text:p text:style-name="P31"><text:span text:style-name="T5">In Python 2</text:span>, the output of the above code will be:</text:p>
      <text:p text:style-name="P31"/>
      <text:p text:style-name="P22">5/2 = 2</text:p>
      <text:p text:style-name="P22">5.0/2 = 2.5</text:p>
      <text:p text:style-name="P22">5//2 = 2</text:p>
      <text:p text:style-name="P22">5.0//2.0 = 2.0</text:p>
      <text:p text:style-name="P31"/>
      <text:p text:style-name="P31">By default, Python 2 automatically performs integer arithmetic if both operands are integers. As a result, 5/2 yields 2, while 5./2 yields 2.5.</text:p>
      <text:p text:style-name="P31"/>
      <text:p text:style-name="P31">Note that you can override this behavior in Python 2 by adding the following import:</text:p>
      <text:p text:style-name="P31"/>
      <text:p text:style-name="P31">from __future__ import division</text:p>
      <text:p text:style-name="P31"/>
      <text:p text:style-name="P31">Also note that the “double-slash” (//) operator will always perform integer division, regardless of the operand types. That’s why 5.0//2.0 yields 2.0 even in Python 2.</text:p>
      <text:p text:style-name="P31"/>
      <text:p text:style-name="P31"><text:span text:style-name="T5">Python 3</text:span>, however, does not have this behavior; i.e., it <text:span text:style-name="T5">does not perform integer arithmetic if both operands are integers</text:span>. Therefore, in Python 3, the output will be as follows:</text:p>
      <text:p text:style-name="P31"/>
      <text:p text:style-name="P22">5/2 = 2.5</text:p>
      <text:p text:style-name="P22">5.0/2 = 2.5</text:p>
      <text:p text:style-name="P22">5//2 = 2</text:p>
      <text:p text:style-name="P22">5.0//2.0 = 2.0</text:p>
      <text:p text:style-name="P31"/>
      <text:p text:style-name="P4"/>
      <text:p text:style-name="P46"><text:bookmark-start text:name="__DdeLink__208_3514257312912"/></text:p>
      <text:h text:style-name="P64" text:outline-level="5"><text:bookmark-start text:name="__RefHeading__331_17760726041712"/>What will be the output of the code below?<text:bookmark-start text:name="__DdeLink__199_35142573121612"/><text:bookmark-end text:name="__RefHeading__331_17760726041712"/></text:h>
      <text:p text:style-name="P10"><text:bookmark-end text:name="__DdeLink__199_35142573121612"/><text:bookmark-end text:name="__DdeLink__208_3514257312912"/></text:p>
      <text:p text:style-name="P35">&gt;&gt;&gt;&gt;&gt;</text:p>
      <text:p text:style-name="P51">list = ['a', 'b', 'c', 'd', 'e']</text:p>
      <text:p text:style-name="P51">print list[10:]</text:p>
      <text:p text:style-name="P35">&lt;&lt;&lt;&lt;&lt;</text:p>
      <text:p text:style-name="P35"/>
      <text:p text:style-name="P32"><text:bookmark-start text:name="__DdeLink__1836_637849329"/>=======================================<text:bookmark-end text:name="__DdeLink__1836_637849329"/></text:p>
      <text:p text:style-name="P34"/>
      <text:p text:style-name="P34"><text:span text:style-name="T3">The above code will output </text:span><text:span text:style-name="T6">[]</text:span><text:span text:style-name="T3">, and </text:span><text:span text:style-name="T6">will </text:span><text:span text:style-name="T7">NOT</text:span><text:span text:style-name="T6"> result in an IndexError</text:span><text:span text:style-name="T3">.</text:span></text:p>
      <text:p text:style-name="P34"/>
      <text:p text:style-name="P34"><text:span text:style-name="T3">As one would expect, a</text:span><text:span text:style-name="T6">ttempting to access a member of a list using an index that exceeds the number of members</text:span><text:span text:style-name="T3"> (e.g., attempting to access list[10] in the list above) </text:span><text:span text:style-name="T6">results in an IndexError</text:span><text:span text:style-name="T3">. </text:span><text:span text:style-name="T6">However</text:span><text:span text:style-name="T3">, attempting to </text:span><text:span text:style-name="T6">access a slice </text:span><text:span text:style-name="T3">of a list at a starting index that exceeds the number of members in the list </text:span><text:span text:style-name="T6">will not result in an IndexError</text:span><text:span text:style-name="T3"> and will simply return an empty list.</text:span></text:p>
      <text:p text:style-name="P34"/>
      <text:p text:style-name="P55">What makes this a particularly nasty gotcha is that it can lead to bugs that are really hard to track down since no error is raised at runtime.</text:p>
      <text:p text:style-name="P34"/>
      <text:p text:style-name="P34"/>
      <text:p text:style-name="P59"><text:s/></text:p>
      <text:h text:style-name="P65" text:outline-level="5"><text:bookmark-start text:name="__RefHeading__331_17760726041713"/><text:span text:style-name="T8">What will be the ouput of lines 2, 4, 6, and 8 below? Explain your answer.</text:span><text:bookmark-start text:name="__DdeLink__208_3514257312913"/><text:span text:style-name="T8">?</text:span><text:bookmark-start text:name="__DdeLink__199_35142573121613"/><text:bookmark-end text:name="__RefHeading__331_17760726041713"/></text:h>
      <text:p text:style-name="P10"><text:bookmark-end text:name="__DdeLink__199_35142573121613"/><text:bookmark-end text:name="__DdeLink__208_3514257312913"/></text:p>
      <text:p text:style-name="P35">&gt;&gt;&gt;&gt;&gt;</text:p>
      <text:p text:style-name="P52">1. list = [ [ ] ] * 5</text:p>
      <text:p text:style-name="P52">2. list <text:s/># output?</text:p>
      <text:p text:style-name="P52">3. list[0].append(10)</text:p>
      <text:p text:style-name="P52">4. list <text:s/># output?</text:p>
      <text:p text:style-name="P52">5. list[1].append(20)</text:p>
      <text:p text:style-name="P52">6. list <text:s/># output?</text:p>
      <text:p text:style-name="P52">7. list.append(30)</text:p>
      <text:p text:style-name="P52">8. list <text:s/># output? </text:p>
      <text:p text:style-name="P35">&lt;&lt;&lt;&lt;&lt;</text:p>
      <text:p text:style-name="P35"/>
      <text:p text:style-name="P32"><text:bookmark-start text:name="__DdeLink__1848_637849329"/>=======================================<text:bookmark-end text:name="__DdeLink__1848_637849329"/></text:p>
      <text:p text:style-name="P32"/>
      <text:p text:style-name="P32">The output will be as follows:</text:p>
      <text:p text:style-name="P32"/>
      <text:p text:style-name="P23">[[], [], [], [], []]</text:p>
      <text:p text:style-name="P23">[[10], [10], [10], [10], [10]]</text:p>
      <text:p text:style-name="P23">[[10, 20], [10, 20], [10, 20], [10, 20], [10, 20]]</text:p>
      <text:p text:style-name="P23">[[10, 20], [10, 20], [10, 20], [10, 20], [10, 20], 30]</text:p>
      <text:p text:style-name="P32"/>
      <text:p text:style-name="P32">Here’s why:</text:p>
      <text:p text:style-name="P32"/>
      <text:p text:style-name="P32">The first line of output is presumably intuitive and easy to understand; i.e., <text:span text:style-name="T5">list = [ [ ] ] * 5</text:span> simply <text:span text:style-name="T5">creates a list of 5 lists</text:span>.</text:p>
      <text:p text:style-name="P32"/>
      <text:p text:style-name="P32">However, the key thing to understand here is that the statement list = [ [ ] ] * 5 does NOT create a list containing 5 distinct lists; rather, <text:span text:style-name="T5">it creates a a list of 5 references to the same list</text:span>. With this understanding, we can better understand the rest of the output.</text:p>
      <text:p text:style-name="P32"/>
      <text:p text:style-name="P32">list[0].append(10) <text:span text:style-name="T5">appends 10 to the first list</text:span>. But since <text:span text:style-name="T5">all 5 lists refer to the same list</text:span>, the output is: [[10], [10], [10], [10], [10]].</text:p>
      <text:p text:style-name="P32"/>
      <text:p text:style-name="P32">Similarly, <text:span text:style-name="T5">list[1].append(20) appends 20 to the second list</text:span>. But again, since all 5 lists refer to the same list, the output is now: [[10, 20], [10, 20], [10, 20], [10, 20], [10, 20]].</text:p>
      <text:p text:style-name="P32"/>
      <text:p text:style-name="P32">In contrast, <text:span text:style-name="T5">list.append(30)</text:span> <text:span text:style-name="T5">is appending an entirely new element to the “outer” list</text:span>, which therefore yields the output: [[10, 20], [10, 20], [10, 20], [10, 20], [10, 20], 30].</text:p>
      <text:p text:style-name="P4"/>
      <text:p text:style-name="P46"><text:bookmark-start text:name="__DdeLink__208_3514257312914"/></text:p>
      <text:h text:style-name="P66" text:outline-level="5"><text:bookmark-start text:name="__RefHeading__331_17760726041714"/><text:span text:style-name="T10">Return list values</text:span><text:span text:style-name="T9">?</text:span><text:bookmark-start text:name="__DdeLink__199_35142573121614"/><text:bookmark-end text:name="__RefHeading__331_17760726041714"/></text:h>
      <text:p text:style-name="P10"><text:bookmark-end text:name="__DdeLink__199_35142573121614"/><text:bookmark-end text:name="__DdeLink__208_3514257312914"/></text:p>
      <text:p text:style-name="P50">Given a list of N numbers, use a single list comprehension to produce a new list that only contains those values that are:<text:line-break/>(a) even numbers, and<text:line-break/>(b) from elements in the original list that had even indices</text:p>
      <text:p text:style-name="Text_20_body">For example, if <text:span text:style-name="Source_20_Text">list[2]</text:span> contains a value that is even, that value <text:span text:style-name="Emphasis">should</text:span> be included in the new list, since it is also at an even index (i.e., 2) in the original list. However, if <text:span text:style-name="Source_20_Text">list[3]</text:span> contains an even number, that number should <text:span text:style-name="Emphasis">not</text:span> be included in the new list since it is at an odd index (i.e., 3) in the original list.</text:p>
      <text:p text:style-name="P10"/>
      <text:p text:style-name="P33"><text:bookmark-start text:name="__DdeLink__1855_637849329"/>=======================================<text:bookmark-end text:name="__DdeLink__1855_637849329"/></text:p>
      <text:p text:style-name="P33"/>
      <text:p text:style-name="P33">A simple solution to this problem would be as follows</text:p>
      <text:p text:style-name="P33"/>
      <text:p text:style-name="P24">[x for x in list[::2] if x%2 == 0]</text:p>
      <text:p text:style-name="P33"/>
      <text:p text:style-name="P33">For example, given the following list:</text:p>
      <text:p text:style-name="P33"/>
      <text:p text:style-name="P24"># <text:s text:c="7"/>0 <text:s text:c="2"/>1 <text:s text:c="2"/>2 <text:s text:c="2"/>3 <text:s text:c="3"/>4 <text:s text:c="3"/>5 <text:s text:c="3"/>6 <text:s text:c="3"/>7 <text:s text:c="3"/>8</text:p>
      <text:p text:style-name="P24">list = [ 1 , 3 , 5 , 8 , 10 , 13 , 18 , 36 , 78 ]</text:p>
      <text:p text:style-name="P33"/>
      <text:p text:style-name="P33">the list comprehension [x for x in list[::2] if x%2 == 0] will evaluate to:</text:p>
      <text:p text:style-name="P33"/>
      <text:p text:style-name="P24">[10, 18, 78]</text:p>
      <text:p text:style-name="P33"/>
      <text:p text:style-name="P33">The expression works by first taking the numbers that are at the even indices, and then filtering out all the odd numbers.</text:p>
      <text:p text:style-name="P4"/>
      <text:p text:style-name="P46"><text:bookmark-start text:name="__DdeLink__208_3514257312915"/></text:p>
      <text:h text:style-name="P66" text:outline-level="5"><text:bookmark-start text:name="__RefHeading__331_17760726041715"/><text:span text:style-name="T11">Dictionary question</text:span><text:span text:style-name="T9">?</text:span><text:bookmark-start text:name="__DdeLink__199_35142573121615"/><text:bookmark-end text:name="__RefHeading__331_17760726041715"/></text:h>
      <text:p text:style-name="P10"><text:bookmark-end text:name="__DdeLink__199_35142573121615"/><text:bookmark-end text:name="__DdeLink__208_3514257312915"/></text:p>
      <text:p text:style-name="P10">Given the following subclass of dictionary:</text:p>
      <text:p text:style-name="P10"/>
      <text:p text:style-name="P21">class DefaultDict(dict):</text:p>
      <text:p text:style-name="P21"><text:s text:c="2"/>def __missing__(self, key):</text:p>
      <text:p text:style-name="P21"><text:s text:c="4"/>return []</text:p>
      <text:p text:style-name="P10"/>
      <text:p text:style-name="P10">Will the code below work? Why or why not?</text:p>
      <text:p text:style-name="P10"/>
      <text:p text:style-name="P21">d = DefaultDict()</text:p>
      <text:p text:style-name="P21">d['florp'] = 127</text:p>
      <text:p text:style-name="P19"/>
      <text:p text:style-name="P36"><text:bookmark-start text:name="__DdeLink__1862_637849329"/>=======================================<text:bookmark-end text:name="__DdeLink__1862_637849329"/></text:p>
      <text:p text:style-name="P36"/>
      <text:p text:style-name="P39">Actually, the code shown will work with the standard dictionary object in python 2 or 3—that is normal behavior. Subclassing dict is unnecessary. However, the subclass still won’t work with the code shown because __missing__ returns a value but does not change the dict itself:</text:p>
      <text:p text:style-name="P19"/>
      <text:p text:style-name="P19">d = DefaultDict()</text:p>
      <text:p text:style-name="P19">print d</text:p>
      <text:p text:style-name="P19">{}</text:p>
      <text:p text:style-name="P19">print d['foo']</text:p>
      <text:p text:style-name="P19">[]</text:p>
      <text:p text:style-name="P19">print d</text:p>
      <text:p text:style-name="P19">{}</text:p>
      <text:p text:style-name="P19"/>
      <text:p text:style-name="P39">So it will “work,” in the sense that it won’t produce any error, but doesn’t do what it seems to be intended to do.</text:p>
      <text:p text:style-name="P39"/>
      <text:p text:style-name="P39">Here is a __missing__-based method that will update the dictionary, as well as return a value:</text:p>
      <text:p text:style-name="P19"/>
      <text:p text:style-name="P19">class DefaultDict(dict):</text:p>
      <text:p text:style-name="P19"><text:s text:c="4"/>def __missing__(self, key):</text:p>
      <text:p text:style-name="P19"><text:s text:c="8"/>newval = []</text:p>
      <text:p text:style-name="P19"><text:s text:c="8"/>self[key] = newval</text:p>
      <text:p text:style-name="P19"><text:s text:c="8"/>return newval</text:p>
      <text:p text:style-name="P19"/>
      <text:p text:style-name="P39">But since version 2.5, a defaultdict object has been available in the collections module (in the standard library.)</text:p>
      <text:p text:style-name="P19"/>
      <text:p text:style-name="P4"/>
      <text:p text:style-name="P46"><text:bookmark-start text:name="__DdeLink__208_3514257312916"/></text:p>
      <text:h text:style-name="P64" text:outline-level="5"><text:bookmark-start text:name="__RefHeading__331_17760726041716"/>How would you unit-test the following code?<text:bookmark-start text:name="__DdeLink__199_35142573121616"/><text:bookmark-end text:name="__RefHeading__331_17760726041716"/></text:h>
      <text:p text:style-name="P10"><text:bookmark-end text:name="__DdeLink__199_35142573121616"/><text:bookmark-end text:name="__DdeLink__208_3514257312916"/></text:p>
      <text:p text:style-name="P41">&gt;&gt;&gt;&gt;&gt;</text:p>
      <text:p text:style-name="P53">async def logs(cont, name):</text:p>
      <text:p text:style-name="P53"><text:s text:c="4"/>conn = aiohttp.UnixConnector(path="/var/run/docker.sock")</text:p>
      <text:p text:style-name="P53"><text:s text:c="4"/>async with aiohttp.ClientSession(connector=conn) as session:</text:p>
      <text:p text:style-name="P53"><text:s text:c="8"/>async with session.get(f"http://xx/containers/{cont}/logs?follow=1&amp;stdout=1") as resp:</text:p>
      <text:p text:style-name="P53"><text:s text:c="12"/>async for line in resp.content:</text:p>
      <text:p text:style-name="P53"><text:s text:c="16"/>print(name, line)</text:p>
      <text:p text:style-name="P40"><text:span text:style-name="T12">&lt;&lt;&lt;&lt;&lt;</text:span><text:span text:style-name="T3"> </text:span></text:p>
      <text:p text:style-name="P4"/>
      <text:p text:style-name="P37"><text:bookmark-start text:name="__DdeLink__1869_637849329"/>=======================================<text:bookmark-end text:name="__DdeLink__1869_637849329"/></text:p>
      <text:p text:style-name="P37"/>
      <text:p text:style-name="P4">A good answer would suggest a specific async mock library and async test case approach, including an ephemeral event loop that’s guaranteed to terminate (i.e. with a max number of steps before timeout.)</text:p>
      <text:p text:style-name="P4"/>
      <text:p text:style-name="P4">A great answer would point out that synchronisation problems are fundamentally the same in synchronous and asynchronous code, the difference being preemption granularity.</text:p>
      <text:p text:style-name="P4"/>
      <text:p text:style-name="P4">A beautiful answer would take into account that the above code only has one flow (easy) compared to some other code where flows are mixed (e.g. merging two streams into one, sorting, etc). For example, consider following upgrade to the given code:</text:p>
      <text:p text:style-name="P4"/>
      <text:p text:style-name="P19">keep_running = True</text:p>
      <text:p text:style-name="P19"/>
      <text:p text:style-name="P19">async def logs(cont, name):</text:p>
      <text:p text:style-name="P19"><text:s text:c="4"/>conn = aiohttp.UnixConnector(path="/var/run/docker.sock")</text:p>
      <text:p text:style-name="P19"><text:s text:c="4"/>async with aiohttp.ClientSession(connector=conn) as session:</text:p>
      <text:p text:style-name="P19"><text:s text:c="8"/>async with session.get(f"http://xx/containers/{cont}/logs?follow=1&amp;stdout=1") as resp:</text:p>
      <text:p text:style-name="P19"><text:s text:c="12"/>async for line in resp.content:</text:p>
      <text:p text:style-name="P19"><text:s text:c="16"/>if not keep_running:</text:p>
      <text:p text:style-name="P19"><text:s text:c="20"/>break</text:p>
      <text:p text:style-name="P19"><text:s text:c="16"/>print(name, line)</text:p>
      <text:p text:style-name="P4"/>
      <text:p text:style-name="P4">Here, any of the async statements could have a side-effect of changing the global keep_running.</text:p>
      <text:p text:style-name="P4"/>
      <text:p text:style-name="P46"><text:bookmark-start text:name="__DdeLink__208_3514257312917"/></text:p>
      <text:h text:style-name="P64" text:outline-level="5"><text:bookmark-start text:name="__RefHeading__331_17760726041717"/>How do you list the functions in a module?<text:bookmark-start text:name="__DdeLink__199_35142573121617"/><text:bookmark-end text:name="__RefHeading__331_17760726041717"/></text:h>
      <text:p text:style-name="P10"><text:bookmark-end text:name="__DdeLink__199_35142573121617"/><text:bookmark-end text:name="__DdeLink__208_3514257312917"/></text:p>
      <text:p text:style-name="P38">=======================================</text:p>
      <text:p text:style-name="P38"/>
      <text:p text:style-name="P56">Use the dir() method to list the functions in a module.</text:p>
      <text:p text:style-name="P42"/>
      <text:p text:style-name="P56">For example:</text:p>
      <text:p text:style-name="P42"/>
      <text:p text:style-name="P54">import some_module</text:p>
      <text:p text:style-name="P54">print dir(some_module) </text:p>
      <text:p text:style-name="P4"/>
      <text:p text:style-name="P4"><text:bookmark-start text:name="__DdeLink__208_3514257312918"/></text:p>
      <text:h text:style-name="P64" text:outline-level="5"><text:bookmark-start text:name="__RefHeading__331_17760726041718"/>Write a function that prints the least integer that is not present in a given list and cannot be represented by the summation of the sub-elements of the list?<text:bookmark-start text:name="__DdeLink__199_35142573121618"/><text:bookmark-end text:name="__RefHeading__331_17760726041718"/></text:h>
      <text:p text:style-name="P10"><text:bookmark-end text:name="__DdeLink__199_35142573121618"/><text:bookmark-end text:name="__DdeLink__208_3514257312918"/></text:p>
      <text:p text:style-name="P56">E.g. For a = [1,2,5,7] the least integer not represented by the list or a slice of the list is 4, and if a = [1,2,2,5,7] then the least non-representable integer is 18.</text:p>
      <text:p text:style-name="P42"/>
      <text:p text:style-name="P38"><text:bookmark-start text:name="__DdeLink__1871_637849329"/>=======================================<text:bookmark-end text:name="__DdeLink__1871_637849329"/></text:p>
      <text:p text:style-name="P38"/>
      <text:p text:style-name="P54">import <text:s/>itertools</text:p>
      <text:p text:style-name="P54">sum_list = []</text:p>
      <text:p text:style-name="P54">stuff = [1,2, 5, 7]</text:p>
      <text:p text:style-name="P54">for L in range(0, len(stuff)+1):</text:p>
      <text:p text:style-name="P54"><text:s text:c="4"/>for subset in itertools.combinations(stuff, L):</text:p>
      <text:p text:style-name="P54"><text:s text:c="8"/>sum_list.append(sum(subset))</text:p>
      <text:p text:style-name="P25"/>
      <text:p text:style-name="P54">new_list = list(set(sum_list))</text:p>
      <text:p text:style-name="P54">new_list.sort()</text:p>
      <text:p text:style-name="P54">for each in range(0,new_list[-1]+2):</text:p>
      <text:p text:style-name="P54"><text:s text:c="4"/>if each not in new_list:</text:p>
      <text:p text:style-name="P54"><text:s text:c="8"/>print(each)</text:p>
      <text:p text:style-name="P54"><text:s text:c="8"/>break </text:p>
      <text:p text:style-name="P4"/>
      <text:p text:style-name="P4"><text:bookmark-start text:name="__DdeLink__208_3514257312919"/></text:p>
      <text:h text:style-name="P64" text:outline-level="5"><text:bookmark-start text:name="__RefHeading__331_17760726041719"/>yyy?<text:bookmark-start text:name="__DdeLink__199_35142573121619"/><text:bookmark-end text:name="__RefHeading__331_17760726041719"/></text:h>
      <text:p text:style-name="P10"><text:bookmark-end text:name="__DdeLink__199_35142573121619"/><text:bookmark-end text:name="__DdeLink__208_3514257312919"/></text:p>
      <text:p text:style-name="P10"><text:span text:style-name="T4">xxx</text:span><text:span text:style-name="T3"> </text:span></text:p>
      <text:p text:style-name="P4"/>
      <text:p text:style-name="P4"><text:bookmark-start text:name="__DdeLink__208_35142573129110"/></text:p>
      <text:h text:style-name="P64" text:outline-level="5"><text:bookmark-start text:name="__RefHeading__331_177607260417110"/>yyy?<text:bookmark-start text:name="__DdeLink__199_351425731216110"/><text:bookmark-end text:name="__RefHeading__331_177607260417110"/></text:h>
      <text:p text:style-name="P10"><text:bookmark-end text:name="__DdeLink__199_351425731216110"/><text:bookmark-end text:name="__DdeLink__208_35142573129110"/></text:p>
      <text:p text:style-name="P10"><text:span text:style-name="T4">xxx</text:span><text:span text:style-name="T3"> </text:span></text:p>
      <text:p text:style-name="P10"><text:bookmark-start text:name="__DdeLink__208_35142573129112"/><text:bookmark-start text:name="__DdeLink__199_351425731216111"/><text:bookmark-start text:name="__DdeLink__208_35142573129111"/><text:bookmark-start text:name="__RefHeading__331_177607260417111"/><text:bookmark text:name="__DdeLink__208_351425731292"/><text:bookmark-end text:name="__DdeLink__208_35142573129112"/><text:bookmark-end text:name="__DdeLink__199_351425731216111"/><text:bookmark-end text:name="__DdeLink__208_35142573129111"/><text:bookmark-end text:name="__RefHeading__331_177607260417111"/><text:bookmark-end text:name="__DdeLink__1305_2271235780"/><text:span text:style-name="T9"/></text:p>
      <text:p text:style-name="P4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0"><text:a xlink:type="simple" xlink:href="#__RefHeading__327_1776072604" text:style-name="Index_20_Link" text:visited-style-name="Index_20_Link">1. What will be the output of the code below? Explain your answer?<text:tab/>1</text:a></text:p>
          <text:p text:style-name="P60"><text:a xlink:type="simple" xlink:href="#__RefHeading__331_177607260417" text:style-name="Index_20_Link" text:visited-style-name="Index_20_Link">2. What will be the output of the code below? Explain your answer?<text:tab/>2</text:a></text:p>
          <text:p text:style-name="P60"><text:a xlink:type="simple" xlink:href="#__RefHeading__331_1776072604171" text:style-name="Index_20_Link" text:visited-style-name="Index_20_Link">3. What will be the output of the code below? Explain your answer.?<text:tab/>3</text:a></text:p>
          <text:p text:style-name="P60"><text:a xlink:type="simple" xlink:href="#__RefHeading__331_17760726041711" text:style-name="Index_20_Link" text:visited-style-name="Index_20_Link">4. What will be the output of the code below in Python 2? Explain your answer.?<text:tab/>4</text:a></text:p>
          <text:p text:style-name="P60"><text:a xlink:type="simple" xlink:href="#__RefHeading__331_17760726041712" text:style-name="Index_20_Link" text:visited-style-name="Index_20_Link">5. What will be the output of the code below?<text:tab/>5</text:a></text:p>
          <text:p text:style-name="P60"><text:a xlink:type="simple" xlink:href="#__RefHeading__331_17760726041713" text:style-name="Index_20_Link" text:visited-style-name="Index_20_Link">6. What will be the ouput of lines 2, 4, 6, and 8 below? Explain your answer.?<text:tab/>6</text:a></text:p>
          <text:p text:style-name="P60"><text:a xlink:type="simple" xlink:href="#__RefHeading__331_17760726041714" text:style-name="Index_20_Link" text:visited-style-name="Index_20_Link">7. Return list values?<text:tab/>7</text:a></text:p>
          <text:p text:style-name="P60"><text:a xlink:type="simple" xlink:href="#__RefHeading__331_17760726041715" text:style-name="Index_20_Link" text:visited-style-name="Index_20_Link">8. Dictionary question?<text:tab/>8</text:a></text:p>
          <text:p text:style-name="P60"><text:a xlink:type="simple" xlink:href="#__RefHeading__331_17760726041716" text:style-name="Index_20_Link" text:visited-style-name="Index_20_Link">9. How would you unit-test the following code?<text:tab/>9</text:a></text:p>
          <text:p text:style-name="P60"><text:a xlink:type="simple" xlink:href="#__RefHeading__331_17760726041717" text:style-name="Index_20_Link" text:visited-style-name="Index_20_Link">10. How do you list the functions in a module?<text:tab/>10</text:a></text:p>
          <text:p text:style-name="P60"><text:a xlink:type="simple" xlink:href="#__RefHeading__331_17760726041718" text:style-name="Index_20_Link" text:visited-style-name="Index_20_Link">11. Write a function that prints the least integer that is not present in a given list and cannot be represented by the summation of the sub-elements of the list?<text:tab/>10</text:a></text:p>
          <text:p text:style-name="P60"><text:a xlink:type="simple" xlink:href="#__RefHeading__331_17760726041719" text:style-name="Index_20_Link" text:visited-style-name="Index_20_Link">12. yyy?<text:tab/>10</text:a></text:p>
          <text:p text:style-name="P60"><text:a xlink:type="simple" xlink:href="#__RefHeading__331_177607260417110" text:style-name="Index_20_Link" text:visited-style-name="Index_20_Link">13. yyy?<text:tab/>10</text:a></text:p>
        </text:index-body>
      </text:table-of-content>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Hindi1" svg:font-family="'Lohit Hindi'"/>
    <style:font-face style:name="DejaVu Sans Mono" svg:font-family="'DejaVu Sans Mono'" style:font-family-generic="modern" style:font-pitch="fixed"/>
    <style:font-face style:name="Liberation Mono" svg:font-family="'Liberation Mono'" style:font-family-generic="modern" style:font-pitch="fixed"/>
    <style:font-face style:name="Lohit Hindi2" svg:font-family="'Lohit Hindi'" style:font-family-generic="modern" style:font-pitch="fixed"/>
    <style:font-face style:name="Noto Sans Mono CJK SC" svg:font-family="'Noto Sans Mono CJK SC'"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officeooo:rsid="00273521"/>
    </style:style>
    <style:style style:name="MT2" style:family="text">
      <style:text-properties officeooo:rsid="0056939c"/>
    </style:style>
    <style:page-layout style:name="Mpm1">
      <style:page-layout-properties fo:page-width="21.001cm" fo:page-height="29.7cm" style:num-format="1" style:print-orientation="portrait" fo:margin-top="1.6cm" fo:margin-bottom="1.6cm" fo:margin-left="1.7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style:dynamic-spacing="false"/>
      </style:footer-style>
    </style:page-layout>
  </office:automatic-styles>
  <office:master-styles>
    <style:master-page style:name="Standard" style:page-layout-name="Mpm1">
      <style:footer>
        <text:p text:style-name="MP1"><text:span text:style-name="MT1">--- </text:span><text:span text:style-name="MT2">Python</text:span><text:span text:style-name="MT1"> ---<text:tab/><text:tab/></text:span><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do </meta:initial-creator>
    <meta:creation-date>2014-12-07T08:55:23.547408200</meta:creation-date>
    <dc:date>2020-11-22T18:19:26.346907955</dc:date>
    <meta:editing-duration>PT8H17M25S</meta:editing-duration>
    <meta:editing-cycles>83</meta:editing-cycles>
    <meta:generator>LibreOffice/6.4.6.2$Linux_X86_64 LibreOffice_project/40$Build-2</meta:generator>
    <meta:document-statistic meta:table-count="0" meta:image-count="0" meta:object-count="0" meta:page-count="11" meta:paragraph-count="241" meta:word-count="2197" meta:character-count="12854" meta:non-whitespace-character-count="10615"/>
  </office:meta>
</office:document-meta>
</file>